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bf6" officeooo:paragraph-rsid="00086a95"/>
    </style:style>
    <style:style style:name="P2" style:family="paragraph" style:parent-style-name="Standard">
      <style:text-properties officeooo:rsid="00091867" officeooo:paragraph-rsid="00091867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rsid="0006abf6" officeooo:paragraph-rsid="00086a95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fo:font-style="normal" style:text-underline-style="none" fo:font-weight="normal" officeooo:rsid="00091867" officeooo:paragraph-rsid="00091867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style:font-name="Arial" fo:font-size="9pt" fo:font-style="normal" style:text-underline-style="none" fo:font-weight="normal" officeooo:rsid="00091867" officeooo:paragraph-rsid="000a5fb3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Arial" fo:font-size="9pt" fo:font-style="normal" style:text-underline-style="none" fo:font-weight="normal" officeooo:rsid="000a5fb3" officeooo:paragraph-rsid="000a5fb3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officeooo:rsid="000e7c48" officeooo:paragraph-rsid="000e7c48"/>
    </style:style>
    <style:style style:name="P10" style:family="paragraph" style:parent-style-name="Standard">
      <style:text-properties officeooo:paragraph-rsid="000ee83a"/>
    </style:style>
    <style:style style:name="P11" style:family="paragraph" style:parent-style-name="Standard">
      <style:text-properties officeooo:rsid="00105d93" officeooo:paragraph-rsid="00105d93"/>
    </style:style>
    <style:style style:name="P12" style:family="paragraph" style:parent-style-name="Standard">
      <style:text-properties style:font-name="Arial" fo:font-size="9pt" fo:font-style="normal" style:text-underline-style="none" fo:font-weight="normal" officeooo:rsid="00086a95" officeooo:paragraph-rsid="00086a95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font-variant="normal" fo:text-transform="none" fo:color="#333333" style:font-name="Arial" fo:font-size="9pt" fo:letter-spacing="normal" fo:font-style="normal" style:text-underline-style="none" fo:font-weight="normal" officeooo:rsid="000a5fb3" officeooo:paragraph-rsid="000a5fb3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font-variant="normal" fo:text-transform="none" fo:color="#333333" style:font-name="Arial" fo:font-size="9pt" fo:letter-spacing="normal" fo:font-style="normal" style:text-underline-style="none" fo:font-weight="normal" officeooo:rsid="000aebf7" officeooo:paragraph-rsid="000aebf7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fo:font-variant="normal" fo:text-transform="none" fo:color="#333333" style:font-name="Arial" fo:font-size="9pt" fo:letter-spacing="normal" fo:font-style="normal" fo:font-weight="normal" officeooo:rsid="000e7c48" officeooo:paragraph-rsid="000ee83a" style:font-size-asian="9pt" style:font-size-complex="9pt"/>
    </style:style>
    <style:style style:name="P16" style:family="paragraph" style:parent-style-name="Standard">
      <style:text-properties fo:font-variant="normal" fo:text-transform="none" fo:color="#333333" style:font-name="Arial" fo:font-size="9pt" fo:letter-spacing="normal" fo:font-style="normal" fo:font-weight="normal" officeooo:rsid="000e7c48" officeooo:paragraph-rsid="000cc317" style:font-size-asian="9pt" style:font-size-complex="9pt"/>
    </style:style>
    <style:style style:name="P17" style:family="paragraph" style:parent-style-name="Standard">
      <style:text-properties fo:font-variant="normal" fo:text-transform="none" fo:color="#333333" style:font-name="Arial" fo:font-size="9pt" fo:letter-spacing="normal" fo:font-style="normal" fo:font-weight="normal" officeooo:rsid="000e7c48" officeooo:paragraph-rsid="000e7c48" style:font-size-asian="9pt" style:font-size-complex="9pt"/>
    </style:style>
    <style:style style:name="P18" style:family="paragraph" style:parent-style-name="Standard">
      <style:text-properties fo:font-variant="normal" fo:text-transform="none" fo:color="#333333" style:font-name="Arial" fo:font-size="9pt" fo:letter-spacing="normal" fo:font-style="normal" fo:font-weight="normal" officeooo:rsid="00105d93" officeooo:paragraph-rsid="000ee83a" style:font-size-asian="9pt" style:font-size-complex="9pt"/>
    </style:style>
    <style:style style:name="P19" style:family="paragraph" style:parent-style-name="Standard">
      <style:text-properties fo:font-variant="normal" fo:text-transform="none" fo:color="#333333" style:font-name="Helvetica Neue" fo:font-size="8.25pt" fo:letter-spacing="normal" fo:font-style="italic" fo:font-weight="normal" officeooo:rsid="000a5fb3" officeooo:paragraph-rsid="000a5fb3"/>
    </style:style>
    <style:style style:name="P20" style:family="paragraph" style:parent-style-name="Standard">
      <style:text-properties officeooo:paragraph-rsid="000ee83a"/>
    </style:style>
    <style:style style:name="P21" style:family="paragraph" style:parent-style-name="Standard">
      <style:text-properties officeooo:rsid="001354bb" officeooo:paragraph-rsid="0011f23d"/>
    </style:style>
    <style:style style:name="T1" style:family="text">
      <style:text-properties officeooo:rsid="00086a95"/>
    </style:style>
    <style:style style:name="T2" style:family="text">
      <style:text-properties officeooo:rsid="00089021"/>
    </style:style>
    <style:style style:name="T3" style:family="text">
      <style:text-properties officeooo:rsid="000a5fb3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letter-spacing="normal" officeooo:rsid="000aebf7"/>
    </style:style>
    <style:style style:name="T6" style:family="text">
      <style:text-properties fo:font-variant="normal" fo:text-transform="none" fo:color="#333333" style:font-name="Arial" fo:font-size="9pt" fo:letter-spacing="normal" fo:font-style="normal" style:text-underline-style="none" fo:font-weight="normal" officeooo:rsid="000cc317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333333" style:font-name="Arial" fo:font-size="9pt" fo:letter-spacing="normal" fo:font-style="normal" style:text-underline-style="none" fo:font-weight="normal" officeooo:rsid="000e7c48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style:font-name="Arial" fo:font-size="9pt" fo:letter-spacing="normal" fo:font-style="normal" fo:font-weight="normal" officeooo:rsid="000cc317" style:font-size-asian="9pt" style:font-size-complex="9pt"/>
    </style:style>
    <style:style style:name="T10" style:family="text">
      <style:text-properties fo:font-variant="normal" fo:text-transform="none" fo:color="#333333" style:font-name="Arial" fo:font-size="9pt" fo:letter-spacing="normal" fo:font-style="normal" fo:font-weight="normal" officeooo:rsid="000e7c48" style:font-size-asian="9pt" style:font-size-complex="9pt"/>
    </style:style>
    <style:style style:name="T11" style:family="text">
      <style:text-properties fo:font-variant="normal" fo:text-transform="none" fo:color="#333333" style:font-name="Arial" fo:font-size="9pt" fo:letter-spacing="normal" fo:font-style="normal" fo:font-weight="normal" officeooo:rsid="000ee83a" style:font-size-asian="9pt" style:font-size-complex="9pt"/>
    </style:style>
    <style:style style:name="T12" style:family="text">
      <style:text-properties fo:font-variant="normal" fo:text-transform="none" fo:color="#333333" style:font-name="Arial" fo:font-size="9pt" fo:letter-spacing="normal" fo:font-style="normal" fo:font-weight="normal" officeooo:rsid="00105d93" style:font-size-asian="9pt" style:font-size-complex="9pt"/>
    </style:style>
    <style:style style:name="T13" style:family="text">
      <style:text-properties fo:font-variant="normal" fo:text-transform="none" fo:color="#333333" style:font-name="Arial" fo:font-size="9pt" fo:letter-spacing="normal" fo:font-style="normal" fo:font-weight="normal" officeooo:rsid="0010fbe7" style:font-size-asian="9pt" style:font-size-complex="9pt"/>
    </style:style>
    <style:style style:name="T14" style:family="text">
      <style:text-properties fo:font-variant="normal" fo:text-transform="none" fo:color="#333333" style:font-name="Arial" fo:font-size="9pt" fo:letter-spacing="normal" fo:font-style="normal" fo:font-weight="normal" officeooo:rsid="0010fbe7" style:font-size-asian="9pt" style:font-size-complex="9pt"/>
    </style:style>
    <style:style style:name="T15" style:family="text">
      <style:text-properties fo:font-size="9pt" fo:font-style="normal" style:text-underline-style="none" fo:font-weight="normal" officeooo:rsid="0006abf6" style:font-size-asian="9pt" style:font-style-asian="normal" style:font-weight-asian="normal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15">Como ser camionero</text:span></text:p>
      <text:p text:style-name="P4"/>
      <text:p text:style-name="P5"><text:span text:style-name="T2">U</text:span>no de los segmentos de la <text:span text:style-name="T1">economía</text:span> con mayores remuneraciones es sin duda alguna el transporte. Con sueldos que oscilan entre los 45.500 y 70.000 según el rubro y el grado de profesionalismo, <text:span text:style-name="T2">Este segmento es uno de los mejores pagos y </text:span><text:s/><text:span text:style-name="T2">uno de los gremios mas combativos a la hora de obtener un acuerdo paritario.</text:span></text:p>
      <text:p text:style-name="P5"/>
      <text:p text:style-name="P12">Dentro de este grupo tenemos varios subgrupos de los cuales se destacan el transporte de cargas y transporte <text:s/>de pasajeros. En este articulo nos vamos a dedicar a descubrir como ser un transportista de cargas, cuales son los requisitos y pasos a seguir para conseguir este empleo de calidad. Si lo que te interesa es saber como convertirte en un chofer profesional de transporte de pasajeros puede ver nuestro articulo AQUI!.</text:p>
      <text:p text:style-name="P6"/>
      <text:p text:style-name="P6">Ahora lo que primero debemos saber es cuales son los registros que nos habilitan a desarrollar la profesion. Como primera instancia debemos obtener un registro de conducir otorgado por nuestro municipio de residencia. El registro profesional categoria C para camiones tiene diferencias según los municipios. Pero a grandes rasgos nos piden tener:</text:p>
      <text:p text:style-name="P6"/>
      <text:p text:style-name="P6">-ser mayor de 21 años</text:p>
      <text:p text:style-name="P6">-poseer registro de conducir categoria b1 con una antigüedad minima de un año.</text:p>
      <text:p text:style-name="P6">-saber leer y escribir.</text:p>
      <text:p text:style-name="P6">-<text:span text:style-name="T3">certificado de antecedentes penales(Clicka AQUI! Para sacarlo de manera 100% online)</text:span></text:p>
      <text:p text:style-name="P7">-<text:span text:style-name="T3">Abonar tasa nacional, provincial y municipal.(aproximadamente 900 pesos)</text:span></text:p>
      <text:p text:style-name="P7">-<text:span text:style-name="T3">aprobar el examen psicofisico y teorico</text:span></text:p>
      <text:p text:style-name="P7">-<text:span text:style-name="T3">aprobar el examen practico con el vehiculo adecuado a la categoria solicitada.</text:span></text:p>
      <text:p text:style-name="P13"/>
      <text:p text:style-name="P8"><text:span text:style-name="T4">Si no posees alguno o varios de estos items no te sientas mal, nada detiene a un</text:span><text:span text:style-name="T5">a persona</text:span><text:span text:style-name="T4"> con determinacion. Incluso si no sabes manejar existen muy buenas academias que te pueden enseñar a un muy bajo costo e incluso con el beneficio de pagar en cuotas. <text:s/>Si no tienes un vehiculo de gran porte para rendir el examen de manejo tambien estas escuelas de manejo alquilan este tipo de </text:span><text:span text:style-name="T5">camiones</text:span><text:span text:style-name="T4"> para rendir el dia del examen practico.</text:span></text:p>
      <text:p text:style-name="P13"/>
      <text:p text:style-name="P14">Una vez que obtenemos <text:s/>nuestro registro municipal es hora de dar el siguiente y ultimo paso, el cual nos abrira las puertas y nos dara herramientas para conseguir ese trabajo soñado. Nuestra siguiente meta sera obtener la LINTI (Licencia Nacional de Transporte Interjuridiccional). </text:p>
      <text:p text:style-name="P14"/>
      <text:p text:style-name="P10"><text:span text:style-name="T6">Este documento es </text:span><text:span text:style-name="T7">el </text:span><text:span text:style-name="T8">que te habilita a realizar el transporte interjurisdiccional de cargas o de pasajeros en el territorio nacional. </text:span><text:span text:style-name="T9">Para obtenerla debemos ingresar a </text:span><text:a xlink:type="simple" xlink:href="https://linti.seguridadvial.gob.ar/" text:style-name="Internet_20_link" text:visited-style-name="Visited_20_Internet_20_Link">https://linti.seguridadvial.gob.ar/</text:a><text:span text:style-name="T9"> <text:s/></text:span><text:span text:style-name="T10">dentro del sitio debemos elegir el boton que dice “inicia el tramite”. Debemos completar los datos, seleccionar la o las categorias que vamos a solicitar (cargas, generales, cargas peligrosas e incluso transporte de pasajeros). Luego debemos elegir un prestador medico cercano a nuestro domicilio para realizar el examen psicofisico. </text:span><text:span text:style-name="T11">Este examen incluye analisis completos de sangre y orina, encefalograma, audiometria, placas de torax y estudios psicologicos.</text:span></text:p>
      <text:p text:style-name="P15"/>
      <text:p text:style-name="P10"><text:span text:style-name="T10">Otra parte importante es obtener la capacitacion </text:span><text:span text:style-name="T11">idonea</text:span><text:span text:style-name="T10"> la cual sera diferenciada si sos ingresante o estas renovando tu licencia. Puedes ver una lista detallada de prestadores en este link </text:span><text:a xlink:type="simple" xlink:href="https://www.argentina.gob.ar/seguridadvial/linti/capacitadores" text:style-name="Internet_20_link" text:visited-style-name="Visited_20_Internet_20_Link">https://www.argentina.gob.ar/seguridadvial/linti/capacitadores</text:a><text:span text:style-name="T10">.</text:span></text:p>
      <text:p text:style-name="P16"/>
      <text:p text:style-name="P17">Te estaras preguntando cual es el costo de obtener esta habilitacion y antes de decirte el precio te invito a pensar cuanto estarias dispuesto a pagar para obtener ese trabajo que siempre quisiste y mereces.</text:p>
      <text:p text:style-name="P9"><text:span text:style-name="T8">El precio de la evaluacion psicofisica es </text:span><text:span text:style-name="T11">de un total de $3.747 y los resultados estan disponibles online en 48 hs. </text:span></text:p>
      <text:p text:style-name="P10"><text:span text:style-name="T11">Por ultimo, el precio de la capacitacion <text:s/>para cargas generakes es de $10.477 y dura aproximadamente una semana </text:span><text:span text:style-name="T13">en la cual deberas concurrir de 8 a 17 hs. </text:span></text:p>
      <text:p text:style-name="P21"><text:span text:style-name="T13">Para la inscripcion se debe presentar por partida doble fotocopias dni, licencia de conducir, cuil , certificados de estudios cursados y fotos 4x4.</text:span></text:p>
      <text:p text:style-name="P18"/>
      <text:p text:style-name="P11"><text:span text:style-name="T12">E</text:span><text:span text:style-name="T8">speramos que te sirva toda esta informacion, que sea lo quenecesitabas saber para terminar de decidirte a cambiar de profesion u obtener tu primer empleo. Podes escribirnos para darnos tu recomendación o consultarnos cualquier duda que podamos despejar. Tampoco olvides darle me gusta a nuestra funpage de facebook donde subimos muchos mas tips y recomendaciones. El trabajo que te mereces esta a la vuelta de la esquina solo hay que ir por el.</text:span></text:p>
      <text:p text:style-name="P14"/>
      <text:p text:style-name="P13"/>
      <text:p text:style-name="P19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14:24:36.523000000</meta:creation-date>
    <dc:date>2019-12-28T16:42:30.640000000</dc:date>
    <meta:editing-duration>PT12M3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0" meta:word-count="666" meta:character-count="4205" meta:non-whitespace-character-count="3547"/>
  </office:meta>
</office:document-meta>
</file>